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3e9" officeooo:paragraph-rsid="0005a3e9"/>
    </style:style>
    <style:style style:name="P2" style:family="paragraph" style:parent-style-name="Standard">
      <style:text-properties officeooo:rsid="0005a3e9" officeooo:paragraph-rsid="0006b81b"/>
    </style:style>
    <style:style style:name="P3" style:family="paragraph" style:parent-style-name="Standard">
      <style:text-properties officeooo:rsid="0006b81b" officeooo:paragraph-rsid="0006b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:</text:p>
      <text:p text:style-name="P1">3)(A)</text:p>
      <text:p text:style-name="P1">enter the value of m and n <text:s text:c="62"/></text:p>
      <text:p text:style-name="P1">2</text:p>
      <text:p text:style-name="P1">4</text:p>
      <text:p text:style-name="P1">enter the matrix</text:p>
      <text:p text:style-name="P1">1</text:p>
      <text:p text:style-name="P1">1</text:p>
      <text:p text:style-name="P1">1</text:p>
      <text:p text:style-name="P1">0</text:p>
      <text:p text:style-name="P1">2</text:p>
      <text:p text:style-name="P1">1</text:p>
      <text:p text:style-name="P1">0</text:p>
      <text:p text:style-name="P1">1</text:p>
      <text:p text:style-name="P1">enter the <text:s/>b matrix</text:p>
      <text:p text:style-name="P1">40</text:p>
      <text:p text:style-name="P1">60</text:p>
      <text:p text:style-name="P1">Basic solutions are :</text:p>
      <text:p text:style-name="P1">x2 = 20.000000 x1 = 20.000000 x3 =0 x4 =0 </text:p>
      <text:p text:style-name="P1">x3 = 10.000000 x1 = 30.000000 x2 =0 x4 =0 </text:p>
      <text:p text:style-name="P1">x4 = -20.000000 x1 = 40.000000 x2 =0 x3 =0 </text:p>
      <text:p text:style-name="P1">x3 = -20.000000 x2 = 60.000000 x1 =0 x4 =0 </text:p>
      <text:p text:style-name="P1">x4 = 20.000000 x2 = 40.000000 x1 =0 x3 =0 </text:p>
      <text:p text:style-name="P1">x4 = 60.000000 x3 = 40.000000 x1 =0 x2 =0 </text:p>
      <text:p text:style-name="P2">Total number of Basic Solutions are : 6</text:p>
      <text:p text:style-name="P1"/>
      <text:p text:style-name="P1">3)(B)</text:p>
      <text:p text:style-name="P3">Basic solutions are :</text:p>
      <text:p text:style-name="P3">x3 = -20.000000 x2 = 40.000000 x1 = 40.000000 x4 =0 x5 =0 </text:p>
      <text:p text:style-name="P3">x4 = 20.000000 x2 = 20.000000 x1 = 40.000000 x3 =0 x5 =0 </text:p>
      <text:p text:style-name="P3">x5 = 20.000000 x2 = 60.000000 x1 = 20.000000 x3 =0 x4 =0 </text:p>
      <text:p text:style-name="P3">x4 = 40.000000 x3 = 20.000000 x1 = 40.000000 x2 =0 x5 =0 </text:p>
      <text:p text:style-name="P3">x5 = -40.000000 x3 = -60.000000 x1 = 80.000000 x2 =0 x4 =0 </text:p>
      <text:p text:style-name="P3">x5 = -10.000000 x4 = 30.000000 x1 = 50.000000 x2 =0 x3 =0 </text:p>
      <text:p text:style-name="P3">x5 = 40.000000 x3 = 20.000000 x2 = 80.000000 x1 =0 x4 =0 </text:p>
      <text:p text:style-name="P3">x5 = 40.000000 x4 = -20.000000 x2 = 100.000000 x1 =0 x3 =0 </text:p>
      <text:p text:style-name="P3">x5 = 40.000000 x4 = 80.000000 x3 = 100.000000 x1 =0 x2 =0 </text:p>
      <text:p text:style-name="P3">Total number of Basic Solutions are :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9:54:29.422860220</meta:creation-date>
    <dc:date>2017-01-24T11:45:33.683030818</dc:date>
    <meta:editing-duration>PT43S</meta:editing-duration>
    <meta:editing-cycles>1</meta:editing-cycles>
    <meta:document-statistic meta:table-count="0" meta:image-count="0" meta:object-count="0" meta:page-count="1" meta:paragraph-count="37" meta:word-count="230" meta:character-count="1049" meta:non-whitespace-character-count="777"/>
    <meta:generator>LibreOffice/5.1.2.2$Linux_X86_64 LibreOffice_project/10m0$Build-2</meta:generator>
  </office:meta>
</office:document-meta>
</file>